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6000000ED311FFD28.png" manifest:media-type="image/png"/>
  <manifest:file-entry manifest:full-path="Pictures/10000000000002E7000000CFE781E533.png" manifest:media-type="image/png"/>
  <manifest:file-entry manifest:full-path="Pictures/10000000000002DF00000087613B056B.png" manifest:media-type="image/png"/>
  <manifest:file-entry manifest:full-path="Pictures/10000000000002D100000130054DEC00.png" manifest:media-type="image/png"/>
  <manifest:file-entry manifest:full-path="Pictures/10000000000002D9000000AD21461806.png" manifest:media-type="image/png"/>
  <manifest:file-entry manifest:full-path="Pictures/10000000000002D5000000AF5B3220B9.png" manifest:media-type="image/png"/>
  <manifest:file-entry manifest:full-path="Pictures/10000000000002D4000000D18397FF2B.png" manifest:media-type="image/png"/>
  <manifest:file-entry manifest:full-path="Pictures/10000000000002D700000123F99137D8.png" manifest:media-type="image/png"/>
  <manifest:file-entry manifest:full-path="Pictures/10000000000002DF000000EC6345034D.png" manifest:media-type="image/png"/>
  <manifest:file-entry manifest:full-path="Pictures/10000000000002D10000012B9553CF42.png" manifest:media-type="image/png"/>
  <manifest:file-entry manifest:full-path="Pictures/10000000000002E1000000F337986D57.png" manifest:media-type="image/png"/>
  <manifest:file-entry manifest:full-path="Pictures/10000000000002D8000000A13092E3CE.png" manifest:media-type="image/png"/>
  <manifest:file-entry manifest:full-path="Pictures/10000000000002C7000000CBEBF1DA98.png" manifest:media-type="image/png"/>
  <manifest:file-entry manifest:full-path="Pictures/10000000000002C7000000EFAF42675D.png" manifest:media-type="image/png"/>
  <manifest:file-entry manifest:full-path="Pictures/10000000000002CD000001298319FBE1.png" manifest:media-type="image/png"/>
  <manifest:file-entry manifest:full-path="Pictures/10000000000002D500000192B8002E4D.png" manifest:media-type="image/png"/>
  <manifest:file-entry manifest:full-path="Pictures/10000000000002CC000000B25A25EBE8.png" manifest:media-type="image/png"/>
  <manifest:file-entry manifest:full-path="Pictures/10000000000002D9000000EA40292D04.png" manifest:media-type="image/png"/>
  <manifest:file-entry manifest:full-path="Pictures/10000000000002E30000010D778B6A22.png" manifest:media-type="image/png"/>
  <manifest:file-entry manifest:full-path="Pictures/10000000000002D9000000879978F17F.png" manifest:media-type="image/png"/>
  <manifest:file-entry manifest:full-path="Pictures/10000000000002DF000001053EA2FCD5.png" manifest:media-type="image/png"/>
  <manifest:file-entry manifest:full-path="Pictures/10000000000002DF0000010926250347.png" manifest:media-type="image/png"/>
  <manifest:file-entry manifest:full-path="Pictures/10000000000002E60000016F924E27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894cm" table:align="left" style:may-break-between-rows="true" table:border-model="collapsing"/>
    </style:style>
    <style:style style:name="Tabla1.A" style:family="table-column">
      <style:table-column-properties style:column-width="15.005cm"/>
    </style:style>
    <style:style style:name="Tabla1.B" style:family="table-column">
      <style:table-column-properties style:column-width="12.889cm"/>
    </style:style>
    <style:style style:name="Tabla1.1" style:family="table-row">
      <style:table-row-properties style:min-row-height="3.484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3.597cm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style:min-row-height="4.373cm" fo:keep-together="auto"/>
    </style:style>
    <style:style style:name="Tabla1.7" style:family="table-row">
      <style:table-row-properties style:min-row-height="5.126cm"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fo:keep-together="auto"/>
    </style:style>
    <style:style style:name="Tabla1.12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974" officeooo:paragraph-rsid="002801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950" officeooo:paragraph-rsid="002801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950" officeooo:paragraph-rsid="0027b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dba" officeooo:paragraph-rsid="002801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801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853" officeooo:paragraph-rsid="0027b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935" officeooo:paragraph-rsid="0027b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935" officeooo:paragraph-rsid="001f09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935" officeooo:paragraph-rsid="002801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dba" officeooo:paragraph-rsid="001e2d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6e0" officeooo:paragraph-rsid="002801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fo:padding="0.049cm" fo:border="0.74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1" text:anchor-type="char" svg:x="0.33cm" svg:y="0.132cm" svg:width="12.471cm" svg:height="2.96cm" draw:z-index="3"><draw:image xlink:href="Pictures/10000000000002D9000000AD21461806.png" xlink:type="simple" xlink:show="embed" xlink:actuate="onLoad" draw:mime-type="image/png"/></draw:frame></text:p>
          </table:table-cell>
          <table:table-cell table:style-name="Tabla1.B1" office:value-type="string">
            <text:p text:style-name="P1"><draw:frame draw:style-name="fr1" draw:name="Imagen2" text:anchor-type="char" svg:x="0.15cm" svg:y="0.222cm" svg:width="11.557cm" svg:height="2.789cm" draw:z-index="0"><draw:image xlink:href="Pictures/10000000000002D5000000AF5B3220B9.png" xlink:type="simple" xlink:show="embed" xlink:actuate="onLoad" draw:mime-type="image/png"/></draw:frame></text:p>
          </table:table-cell>
        </table:table-row>
        <table:table-row table:style-name="Tabla1.2">
          <table:table-cell table:style-name="Tabla1.A2" office:value-type="string">
            <text:p text:style-name="P1"><draw:frame draw:style-name="fr2" draw:name="Imagen3" text:anchor-type="char" svg:width="13.118cm" svg:height="2.409cm" draw:z-index="2"><draw:image xlink:href="Pictures/10000000000002DF00000087613B056B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2" draw:name="Imagen4" text:anchor-type="char" svg:width="11.509cm" svg:height="3.321cm" draw:z-index="1"><draw:image xlink:href="Pictures/10000000000002D4000000D18397FF2B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"><draw:frame draw:style-name="fr3" draw:name="Imagen5" text:anchor-type="char" svg:width="12.234cm" svg:height="4.897cm" draw:z-index="4"><draw:image xlink:href="Pictures/10000000000002D700000123F99137D8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2" draw:name="Imagen6" text:anchor-type="char" svg:width="12.016cm" svg:height="5.066cm" draw:z-index="5"><draw:image xlink:href="Pictures/10000000000002D100000130054DEC00.png" xlink:type="simple" xlink:show="embed" xlink:actuate="onLoad" draw:mime-type="image/png"/></draw:frame></text:p>
          </table:table-cell>
        </table:table-row>
        <table:table-row table:style-name="Tabla1.4">
          <table:table-cell table:style-name="Tabla1.A2" office:value-type="string">
            <text:p text:style-name="P3"><draw:frame draw:style-name="fr1" draw:name="Imagen7" text:anchor-type="char" svg:x="0.079cm" svg:y="0cm" svg:width="14.374cm" svg:height="4.692cm" draw:z-index="7"><draw:image xlink:href="Pictures/10000000000002D6000000ED311FFD28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1" draw:name="Imagen8" text:anchor-type="char" svg:x="0.097cm" svg:y="0cm" svg:width="12.113cm" svg:height="5.022cm" draw:z-index="6"><draw:image xlink:href="Pictures/10000000000002D10000012B9553CF42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2"><draw:frame draw:style-name="fr3" draw:name="Imagen9" text:anchor-type="char" svg:width="14.145cm" svg:height="3.127cm" draw:z-index="8"><draw:image xlink:href="Pictures/10000000000002D8000000A13092E3CE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3" draw:name="Imagen10" text:anchor-type="char" svg:width="11.95cm" svg:height="3.836cm" draw:z-index="9"><draw:image xlink:href="Pictures/10000000000002DF000000EC6345034D.png" xlink:type="simple" xlink:show="embed" xlink:actuate="onLoad" draw:mime-type="image/png"/></draw:frame></text:p>
          </table:table-cell>
        </table:table-row>
        <table:table-row table:style-name="Tabla1.6">
          <table:table-cell table:style-name="Tabla1.A2" office:value-type="string">
            <text:p text:style-name="P4"><draw:frame draw:style-name="fr3" draw:name="Imagen11" text:anchor-type="char" svg:width="13.492cm" svg:height="3.852cm" draw:z-index="10"><draw:image xlink:href="Pictures/10000000000002C7000000CBEBF1DA98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2" draw:name="Imagen12" text:anchor-type="char" svg:width="11.501cm" svg:height="3.865cm" draw:z-index="11"><draw:image xlink:href="Pictures/10000000000002C7000000EFAF42675D.png" xlink:type="simple" xlink:show="embed" xlink:actuate="onLoad" draw:mime-type="image/png"/></draw:frame></text:p>
          </table:table-cell>
        </table:table-row>
        <table:table-row table:style-name="Tabla1.7">
          <table:table-cell table:style-name="Tabla1.A2" office:value-type="string">
            <text:p text:style-name="P5"><draw:frame draw:style-name="fr2" draw:name="Imagen13" text:anchor-type="char" svg:width="14.168cm" svg:height="4.671cm" draw:z-index="12"><draw:image xlink:href="Pictures/10000000000002E1000000F337986D57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2" draw:name="Imagen14" text:anchor-type="char" svg:width="11.328cm" svg:height="4.692cm" draw:z-index="13"><draw:image xlink:href="Pictures/10000000000002CD000001298319FBE1.png" xlink:type="simple" xlink:show="embed" xlink:actuate="onLoad" draw:mime-type="image/png"/></draw:frame></text:p>
          </table:table-cell>
        </table:table-row>
        <text:soft-page-break/>
        <table:table-row table:style-name="Tabla1.8">
          <table:table-cell table:style-name="Tabla1.A2" office:value-type="string">
            <text:p text:style-name="P6"><draw:frame draw:style-name="fr3" draw:name="Imagen15" text:anchor-type="char" svg:width="14.212cm" svg:height="7.879cm" draw:z-index="14"><draw:image xlink:href="Pictures/10000000000002D500000192B8002E4D.png" xlink:type="simple" xlink:show="embed" xlink:actuate="onLoad" draw:mime-type="image/png"/></draw:frame></text:p>
          </table:table-cell>
          <table:table-cell table:style-name="Tabla1.B2" office:value-type="string">
            <text:p text:style-name="P7"><draw:frame draw:style-name="fr2" draw:name="Imagen16" text:anchor-type="char" svg:width="12.259cm" svg:height="3.048cm" draw:z-index="15"><draw:image xlink:href="Pictures/10000000000002CC000000B25A25EBE8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a1.9">
          <table:table-cell table:style-name="Tabla1.A2" office:value-type="string">
            <text:p text:style-name="P9"><draw:frame draw:style-name="fr2" draw:name="Imagen17" text:anchor-type="char" svg:width="14.453cm" svg:height="4.639cm" draw:z-index="16"><draw:image xlink:href="Pictures/10000000000002D9000000EA40292D04.png" xlink:type="simple" xlink:show="embed" xlink:actuate="onLoad" draw:mime-type="image/png"/></draw:frame></text:p>
          </table:table-cell>
          <table:table-cell table:style-name="Tabla1.B2" office:value-type="string">
            <text:p text:style-name="P9"><draw:frame draw:style-name="fr2" draw:name="Imagen18" text:anchor-type="char" svg:width="11.927cm" svg:height="4.341cm" draw:z-index="17"><draw:image xlink:href="Pictures/10000000000002E30000010D778B6A22.png" xlink:type="simple" xlink:show="embed" xlink:actuate="onLoad" draw:mime-type="image/png"/></draw:frame></text:p>
            <text:p text:style-name="P10"/>
          </table:table-cell>
        </table:table-row>
        <table:table-row table:style-name="Tabla1.10">
          <table:table-cell table:style-name="Tabla1.A2" office:value-type="string">
            <text:p text:style-name="P9"><draw:frame draw:style-name="fr4" draw:name="Imagen19" text:anchor-type="char" svg:width="14.388cm" svg:height="2.665cm" draw:z-index="18"><draw:image xlink:href="Pictures/10000000000002D9000000879978F17F.png" xlink:type="simple" xlink:show="embed" xlink:actuate="onLoad" draw:mime-type="image/png"/></draw:frame></text:p>
          </table:table-cell>
          <table:table-cell table:style-name="Tabla1.B2" office:value-type="string">
            <text:p text:style-name="P5"><draw:frame draw:style-name="fr2" draw:name="Imagen20" text:anchor-type="char" svg:width="11.95cm" svg:height="4.242cm" draw:z-index="19"><draw:image xlink:href="Pictures/10000000000002DF000001053EA2FCD5.png" xlink:type="simple" xlink:show="embed" xlink:actuate="onLoad" draw:mime-type="image/png"/></draw:frame></text:p>
          </table:table-cell>
        </table:table-row>
        <table:table-row table:style-name="Tabla1.11">
          <table:table-cell table:style-name="Tabla1.A2" office:value-type="string">
            <text:p text:style-name="P9"><draw:frame draw:style-name="fr3" draw:name="Imagen21" text:anchor-type="char" svg:width="14.344cm" svg:height="5.17cm" draw:z-index="20"><draw:image xlink:href="Pictures/10000000000002DF0000010926250347.png" xlink:type="simple" xlink:show="embed" xlink:actuate="onLoad" draw:mime-type="image/png"/></draw:frame><text:soft-page-break/></text:p>
          </table:table-cell>
          <table:table-cell table:style-name="Tabla1.B2" office:value-type="string">
            <text:p text:style-name="P7"><draw:frame draw:style-name="fr3" draw:name="Imagen22" text:anchor-type="char" svg:width="12.259cm" svg:height="6.062cm" draw:z-index="21"><draw:image xlink:href="Pictures/10000000000002E60000016F924E27C7.png" xlink:type="simple" xlink:show="embed" xlink:actuate="onLoad" draw:mime-type="image/png"/></draw:frame><text:soft-page-break/></text:p>
          </table:table-cell>
        </table:table-row>
        <table:table-row table:style-name="Tabla1.12">
          <table:table-cell table:style-name="Tabla1.A2" office:value-type="string">
            <text:p text:style-name="P11"><draw:frame draw:style-name="fr5" draw:name="Imagen23" text:anchor-type="char" svg:width="14.811cm" svg:height="4.126cm" draw:z-index="22"><draw:image xlink:href="Pictures/10000000000002E7000000CFE781E533.png" xlink:type="simple" xlink:show="embed" xlink:actuate="onLoad" draw:mime-type="image/png"/></draw:frame></text:p>
          </table:table-cell>
          <table:table-cell table:style-name="Tabla1.B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12:37:31.609556663</meta:creation-date>
    <dc:date>2025-04-04T09:41:26.866000000</dc:date>
    <meta:editing-duration>PT2H12M2S</meta:editing-duration>
    <meta:editing-cycles>24</meta:editing-cycles>
    <meta:generator>LibreOffice/24.8.5.2$Windows_X86_64 LibreOffice_project/fddf2685c70b461e7832239a0162a77216259f22</meta:generator>
    <meta:document-statistic meta:table-count="1" meta:image-count="23" meta:object-count="0" meta:page-count="4" meta:paragraph-count="0" meta:word-count="0" meta:character-count="0" meta:non-whitespace-character-count="0"/>
  </office:meta>
</office:document-meta>
</file>